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Content.getIDEStructureParame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mageContent.setImageData( byte [ ] image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Content.getExternalAlgorithmParame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mageContent.setImageIDESize( byte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Content.writeStart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mageContent.setImageEncoding( byte en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Content.getImageEncoding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mageContent.writeEnd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mageContent.setImageIDEColorModel( byte 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Content.writeContent( OutputStream o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mageContent.setImageSizeParameter( ImageSizeParameter imageSize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Content.Image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mageContent.setImageCompression( byte co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Content.getImageIDESize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